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office:value-type="float" office:value="49214" calcext:value-type="float">
            <text:p>49214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730" calcext:value-type="float">
            <text:p>1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827" calcext:value-type="float">
            <text:p>6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97" calcext:value-type="float">
            <text:p>7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823" calcext:value-type="float">
            <text:p>303823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8]+[.C29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3024" calcext:value-type="float">
            <text:p>3024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627" calcext:value-type="float">
            <text:p>2627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534" calcext:value-type="float">
            <text:p>15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33" calcext:value-type="float">
            <text:p>333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I10])" office:value-type="float" office:value="3692" calcext:value-type="float">
            <text:p>3692</text:p>
          </table:table-cell>
          <table:table-cell table:formula="of:=254+693+15+70+2+4" office:value-type="float" office:value="1038" calcext:value-type="float">
            <text:p>1038</text:p>
          </table:table-cell>
          <table:table-cell table:formula="of:=1+179+182+1"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427+136+513+686" office:value-type="float" office:value="1762" calcext:value-type="float">
            <text:p>1762</text:p>
          </table:table-cell>
          <table:table-cell table:formula="of:=316+42+14+5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I19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I20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I21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I2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I2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I2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I25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I26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I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I28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I29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574" calcext:value-type="float">
            <text:p>574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I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I36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I37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405" calcext:value-type="float">
            <text:p>2405</text:p>
          </table:table-cell>
          <table:table-cell table:formula="of:=944" office:value-type="float" office:value="944" calcext:value-type="float">
            <text:p>944</text:p>
          </table:table-cell>
          <table:table-cell table:formula="of:=1+8+182"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formula="of:=106+239+281+473+59"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ab+ 3 m10k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6" calcext:value-type="float">
            <text:p>306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758" calcext:value-type="float">
            <text:p>2758</text:p>
          </table:table-cell>
          <table:table-cell table:formula="of:=908+6" office:value-type="float" office:value="914" calcext:value-type="float">
            <text:p>914</text:p>
          </table:table-cell>
          <table:table-cell table:formula="of:=1+179+91+182"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12+268+289+152+273+266" office:value-type="float" office:value="1260" calcext:value-type="float">
            <text:p>1260</text:p>
          </table:table-cell>
          <table:table-cell table:formula="of:=74+2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18E1+RAM36E1(1)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8" calcext:value-type="float">
            <text:p>308</text:p>
          </table:table-cell>
          <table:table-cell table:formula="of:=[.D28]+[.D29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2:49:51.068941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12-14T14:42:11.637739169</dc:date>
    <meta:editing-duration>PT14H1M24S</meta:editing-duration>
    <meta:editing-cycles>89</meta:editing-cycles>
    <meta:generator>LibreOffice/6.0.7.3$Linux_X86_64 LibreOffice_project/00m0$Build-3</meta:generator>
    <meta:document-statistic meta:table-count="5" meta:cell-count="789" meta:object-count="0"/>
  </office:meta>
</office:document-meta>
</file>